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ettenschweiler" style:font-family-generic="swiss" style:font-pitch="variable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ettenschweiler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ettenschweiler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frame draw:id="id63" presentation:style-name="a338" draw:name="Título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Django vs Nodejs</text:span></text:p>
          </draw:text-box>
          <svg:title/>
          <svg:desc/>
        </draw:frame>
        <draw:frame draw:id="id64" presentation:style-name="a342" draw:name="Subtítulo 2" svg:x="1.66667in" svg:y="3.93924in" svg:width="10in" svg:height="1.81076in" presentation:class="subtitle" presentation:placeholder="false">
          <draw:text-box>
            <text:p text:style-name="a341" text:class-names="" text:cond-style-name=""><text:span text:style-name="a339" text:class-names="">Webframeworks</text:span><text:span text:style-name="a340" text:class-names=""/></text:p>
          </draw:text-box>
          <svg:title/>
          <svg:desc/>
        </draw:frame>
      </draw:page>
      <draw:page draw:name="Slide2" draw:style-name="a343" draw:master-page-name="Master1-Layout2-obj-Título-y-objetos" presentation:presentation-page-layout-name="Master1-PPL2" draw:id="Slide-257">
        <draw:frame draw:id="id65" presentation:style-name="a347" draw:name="Título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4" text:class-names="">Implementación</text:span><text:span text:style-name="a345" text:class-names=""/></text:p>
          </draw:text-box>
          <svg:title/>
          <svg:desc/>
        </draw:frame>
        <draw:frame draw:id="id66" presentation:style-name="a386" draw:name="Marcador de contenido 2" svg:x="0.91667in" svg:y="1.99653in" svg:width="11.5in" svg:height="4.75868in" presentation:class="outline" presentation:placeholder="false">
          <draw:text-box>
            <text:list text:style-name="a352">
              <text:list-item>
                <text:p text:style-name="a351" text:class-names="" text:cond-style-name=""><text:span text:style-name="a348" text:class-names="">Ambos<text:s text:c="1"/></text:span><text:span text:style-name="a349" text:class-names="">frameworks</text:span><text:span text:style-name="a350" text:class-names=""><text:s text:c="1"/>necesitan<text:s text:c="1"/></text:span></text:p>
              </text:list-item>
            </text:list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3" text:class-names="">Servidor (Local, VPS,<text:s text:c="1"/></text:span><text:span text:style-name="a354" text:class-names="">decicado</text:span><text:span text:style-name="a355" text:class-names="">…)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Dominio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Aplicación servidor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4" text:class-names="">Base de datos</text:span><text:span text:style-name="a365" text:class-names=""/></text:p>
                  </text:list-item>
                </text:list>
              </text:list-item>
            </text:list>
            <text:list text:style-name="a372">
              <text:list-item>
                <text:p text:style-name="a371" text:class-names="" text:cond-style-name=""><text:span text:style-name="a368" text:class-names="">Django vs<text:s text:c="1"/></text:span><text:span text:style-name="a369" text:class-names="">Nodejs</text:span><text:span text:style-name="a370" text:class-names=""/></text:p>
              </text:list-item>
            </text:list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3" text:class-names="">Django más documentación que<text:s text:c="1"/></text:span><text:span text:style-name="a374" text:class-names="">Nodejs</text:span><text:span text:style-name="a375" text:class-names=""/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78" text:class-names="">Django más facilidad en la instalación que<text:s text:c="1"/></text:span><text:span text:style-name="a379" text:class-names="">Nodejs</text:span><text:span text:style-name="a380" text:class-names=""/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4/03/2016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4/03/2016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el estilo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4/03/2016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4/03/2016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el estilo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el estilo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4/03/2016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el estilo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el estilo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4/03/2016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4/03/2016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4/03/2016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el estilo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4/03/2016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4/03/2016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el estilo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4/03/2016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el estilo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4/03/2016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jango vs Nodejs</dc:title>
    <meta:initial-creator>Sergio Esteban Adan</meta:initial-creator>
    <dc:creator>Sergio Esteban Adan</dc:creator>
    <meta:creation-date>2016-03-14T11:45:23Z</meta:creation-date>
    <dc:date>2016-03-14T19:32:08Z</dc:date>
    <meta:editing-cycles>2</meta:editing-cycles>
    <meta:editing-duration>PT1128S</meta:editing-duration>
    <meta:document-statistic meta:paragraph-count="11" meta:word-count="38"/>
  </office:meta>
</office:document-meta>
</file>